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23d3" officeooo:paragraph-rsid="001723d3"/>
    </style:style>
    <style:style style:name="P2" style:family="paragraph" style:parent-style-name="Standard">
      <style:paragraph-properties fo:text-align="end" style:justify-single-word="false"/>
      <style:text-properties officeooo:rsid="0018ec58" officeooo:paragraph-rsid="0018ec58"/>
    </style:style>
    <style:style style:name="P3" style:family="paragraph" style:parent-style-name="Header">
      <style:text-properties officeooo:rsid="0018ec58" officeooo:paragraph-rsid="0018ec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nuary 5, 2022</text:p>
      <text:p text:style-name="P1"/>
      <text:p text:style-name="P1">Devin stepped off the airship onto a ramp that he walked down towards the new construction site. Devin is a 37 year old machine repairman. It seems that some of the machinery is running slower than normal. He was brought in to solve the problem and get things back on track and get the building weather tight before the storm comes in. </text:p>
      <text:p text:style-name="P1"/>
      <text:p text:style-name="P1">He walks down into the quarry where workers are using drills and saws to extract huge blocks of rock out. As Devin walked half way down the ramp, Allen followed him pulling a tool chest that was hovering behind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ec58" officeooo:paragraph-rsid="0018ec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e S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15:03:17.506211168</meta:creation-date>
    <dc:date>2022-01-05T15:15:10.662878419</dc:date>
    <meta:editing-duration>PT1M43S</meta:editing-duration>
    <meta:editing-cycles>1</meta:editing-cycles>
    <meta:document-statistic meta:table-count="0" meta:image-count="0" meta:object-count="0" meta:page-count="1" meta:paragraph-count="4" meta:word-count="107" meta:character-count="574" meta:non-whitespace-character-count="470"/>
    <meta:generator>LibreOffice/6.0.7.3$Linux_X86_64 LibreOffice_project/00m0$Build-3</meta:generator>
  </office:meta>
</office:document-meta>
</file>